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2f02" officeooo:paragraph-rsid="00132f02"/>
    </style:style>
    <style:style style:name="P2" style:family="paragraph" style:parent-style-name="Standard">
      <style:text-properties officeooo:rsid="00144332" officeooo:paragraph-rsid="00144332"/>
    </style:style>
    <style:style style:name="P3" style:family="paragraph" style:parent-style-name="Standard">
      <style:text-properties officeooo:rsid="00144332" officeooo:paragraph-rsid="001566f2"/>
    </style:style>
    <style:style style:name="T1" style:family="text">
      <style:text-properties officeooo:rsid="001566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ite pour l’entreprise <text:span text:style-name="T1">avec :</text:span></text:p>
      <text:p text:style-name="P3"/>
      <text:p text:style-name="P1">Questionnaire</text:p>
      <text:p text:style-name="P2">Minimum 10 questions </text:p>
      <text:p text:style-name="P2">Choix multiples a cocher</text:p>
      <text:p text:style-name="P2">En fonction des reponses données, un premier avis / sur la possibilité ou non d’exporter, <text:span text:style-name="T1">le pays a toucher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8:11:02.699118747</meta:creation-date>
    <dc:date>2022-11-21T19:36:13.030934615</dc:date>
    <meta:editing-duration>PT4M49S</meta:editing-duration>
    <meta:editing-cycles>1</meta:editing-cycles>
    <meta:document-statistic meta:table-count="0" meta:image-count="0" meta:object-count="0" meta:page-count="1" meta:paragraph-count="5" meta:word-count="32" meta:character-count="194" meta:non-whitespace-character-count="166"/>
    <meta:generator>LibreOffice/7.3.5.2$Linux_X86_64 LibreOffice_project/30$Build-2</meta:generator>
  </office:meta>
</office:document-meta>
</file>